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20e8f5" officeooo:paragraph-rsid="0020e8f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51b247" officeooo:paragraph-rsid="0051b24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66476e" officeooo:paragraph-rsid="0066476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7bcdc9" officeooo:paragraph-rsid="007bcdc9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7bcdc9" officeooo:paragraph-rsid="007f0fe0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8c1fde" officeooo:paragraph-rsid="008c1fd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officeooo:rsid="001dc4c5" officeooo:paragraph-rsid="001dc4c5" style:font-size-asian="16pt" style:font-size-complex="16pt"/>
    </style:style>
    <style:style style:name="P8" style:family="paragraph" style:parent-style-name="Standard">
      <style:text-properties fo:font-size="16pt" officeooo:rsid="001e49d4" officeooo:paragraph-rsid="001e49d4" style:font-size-asian="16pt" style:font-size-complex="16pt"/>
    </style:style>
    <style:style style:name="P9" style:family="paragraph" style:parent-style-name="Standard">
      <style:text-properties fo:font-size="16pt" officeooo:rsid="0020e8f5" officeooo:paragraph-rsid="0020e8f5" style:font-size-asian="16pt" style:font-size-complex="16pt"/>
    </style:style>
    <style:style style:name="P10" style:family="paragraph" style:parent-style-name="Standard">
      <style:text-properties fo:font-size="16pt" officeooo:rsid="00246347" officeooo:paragraph-rsid="00246347" style:font-size-asian="16pt" style:font-size-complex="16pt"/>
    </style:style>
    <style:style style:name="P11" style:family="paragraph" style:parent-style-name="Standard">
      <style:text-properties fo:font-size="16pt" officeooo:rsid="002cae36" officeooo:paragraph-rsid="002cae36" style:font-size-asian="16pt" style:font-size-complex="16pt"/>
    </style:style>
    <style:style style:name="P12" style:family="paragraph" style:parent-style-name="Standard">
      <style:text-properties fo:font-size="16pt" officeooo:rsid="0051b247" officeooo:paragraph-rsid="0051b247" style:font-size-asian="16pt" style:font-size-complex="16pt"/>
    </style:style>
    <style:style style:name="P13" style:family="paragraph" style:parent-style-name="Standard">
      <style:text-properties fo:font-size="16pt" officeooo:rsid="00546289" officeooo:paragraph-rsid="00546289" style:font-size-asian="16pt" style:font-size-complex="16pt"/>
    </style:style>
    <style:style style:name="P14" style:family="paragraph" style:parent-style-name="Standard">
      <style:text-properties fo:font-size="16pt" officeooo:rsid="0055dd82" officeooo:paragraph-rsid="0055dd82" style:font-size-asian="16pt" style:font-size-complex="16pt"/>
    </style:style>
    <style:style style:name="P15" style:family="paragraph" style:parent-style-name="Standard">
      <style:text-properties fo:font-size="16pt" officeooo:rsid="0066476e" officeooo:paragraph-rsid="0066476e" style:font-size-asian="16pt" style:font-size-complex="16pt"/>
    </style:style>
    <style:style style:name="P16" style:family="paragraph" style:parent-style-name="Standard">
      <style:text-properties fo:font-size="16pt" officeooo:rsid="0066af88" officeooo:paragraph-rsid="0066af88" style:font-size-asian="16pt" style:font-size-complex="16pt"/>
    </style:style>
    <style:style style:name="P17" style:family="paragraph" style:parent-style-name="Standard">
      <style:text-properties fo:font-size="16pt" officeooo:rsid="0071116c" officeooo:paragraph-rsid="0071116c" style:font-size-asian="16pt" style:font-size-complex="16pt"/>
    </style:style>
    <style:style style:name="P18" style:family="paragraph" style:parent-style-name="Standard">
      <style:text-properties fo:font-size="16pt" officeooo:rsid="00787c3e" officeooo:paragraph-rsid="00787c3e" style:font-size-asian="16pt" style:font-size-complex="16pt"/>
    </style:style>
    <style:style style:name="P19" style:family="paragraph" style:parent-style-name="Standard">
      <style:text-properties fo:font-size="16pt" officeooo:rsid="007bcdc9" officeooo:paragraph-rsid="007bcdc9" style:font-size-asian="16pt" style:font-size-complex="16pt"/>
    </style:style>
    <style:style style:name="P20" style:family="paragraph" style:parent-style-name="Standard">
      <style:text-properties fo:font-size="16pt" officeooo:rsid="007c3a8d" officeooo:paragraph-rsid="007c3a8d" style:font-size-asian="16pt" style:font-size-complex="16pt"/>
    </style:style>
    <style:style style:name="P21" style:family="paragraph" style:parent-style-name="Standard">
      <style:text-properties fo:font-size="16pt" officeooo:rsid="007c5572" officeooo:paragraph-rsid="007c3a8d" style:font-size-asian="16pt" style:font-size-complex="16pt"/>
    </style:style>
    <style:style style:name="P22" style:family="paragraph" style:parent-style-name="Standard">
      <style:text-properties fo:font-size="16pt" officeooo:rsid="007c5572" officeooo:paragraph-rsid="007c5572" style:font-size-asian="16pt" style:font-size-complex="16pt"/>
    </style:style>
    <style:style style:name="P23" style:family="paragraph" style:parent-style-name="Standard">
      <style:text-properties fo:font-size="16pt" officeooo:rsid="007f0fe0" officeooo:paragraph-rsid="007f0fe0" style:font-size-asian="16pt" style:font-size-complex="16pt"/>
    </style:style>
    <style:style style:name="P24" style:family="paragraph" style:parent-style-name="Standard">
      <style:text-properties fo:font-size="16pt" officeooo:rsid="008ce5f9" officeooo:paragraph-rsid="008ce5f9" style:font-size-asian="16pt" style:font-size-complex="16pt"/>
    </style:style>
    <style:style style:name="P25" style:family="paragraph" style:parent-style-name="Standard">
      <style:text-properties fo:font-size="16pt" fo:font-style="italic" officeooo:rsid="0026d33c" officeooo:paragraph-rsid="0026d33c" style:font-size-asian="16pt" style:font-style-asian="italic" style:font-size-complex="16pt" style:font-style-complex="italic"/>
    </style:style>
    <style:style style:name="P26" style:family="paragraph" style:parent-style-name="Standard">
      <style:text-properties fo:font-size="16pt" fo:font-style="italic" officeooo:rsid="002cae36" officeooo:paragraph-rsid="002cae36" style:font-size-asian="16pt" style:font-style-asian="italic" style:font-size-complex="16pt" style:font-style-complex="italic"/>
    </style:style>
    <style:style style:name="P27" style:family="paragraph" style:parent-style-name="Standard">
      <style:text-properties fo:font-size="16pt" fo:font-style="italic" fo:font-weight="normal" officeooo:rsid="0084edf0" officeooo:paragraph-rsid="0084edf0" style:font-size-asian="16pt" style:font-style-asian="italic" style:font-weight-asian="normal" style:font-size-complex="16pt" style:font-style-complex="italic" style:font-weight-complex="normal"/>
    </style:style>
    <style:style style:name="P28" style:family="paragraph" style:parent-style-name="Standard">
      <style:text-properties fo:font-size="16pt" fo:font-weight="normal" officeooo:rsid="007bcdc9" officeooo:paragraph-rsid="007f0fe0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84edf0" officeooo:paragraph-rsid="0084edf0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856191" officeooo:paragraph-rsid="00856191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normal" officeooo:rsid="00869529" officeooo:paragraph-rsid="00869529" style:font-size-asian="16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87f56a" officeooo:paragraph-rsid="0087f56a" style:font-size-asian="16pt" style:font-weight-asian="normal" style:font-size-complex="16pt" style:font-weight-complex="normal"/>
    </style:style>
    <style:style style:name="P33" style:family="paragraph" style:parent-style-name="Standard">
      <style:text-properties fo:font-size="16pt" fo:font-weight="bold" officeooo:rsid="008f08ef" officeooo:paragraph-rsid="008f08ef" style:font-size-asian="16pt" style:font-weight-asian="bold" style:font-size-complex="16pt" style:font-weight-complex="bold"/>
    </style:style>
    <style:style style:name="P34" style:family="paragraph" style:parent-style-name="Standard">
      <style:text-properties fo:font-size="16pt" officeooo:rsid="008f08ef" officeooo:paragraph-rsid="008f08ef" style:font-size-asian="16pt" style:font-size-complex="16pt"/>
    </style:style>
    <style:style style:name="P35" style:family="paragraph" style:parent-style-name="Standard">
      <style:text-properties fo:font-size="16pt" officeooo:rsid="0071116c" officeooo:paragraph-rsid="00b3bc53" style:font-size-asian="16pt" style:font-size-complex="16pt"/>
    </style:style>
    <style:style style:name="P36" style:family="paragraph" style:parent-style-name="Standard">
      <style:text-properties fo:font-size="16pt" officeooo:rsid="00787c3e" officeooo:paragraph-rsid="00b9754e" style:font-size-asian="16pt" style:font-size-complex="16pt"/>
    </style:style>
    <style:style style:name="P37" style:family="paragraph" style:parent-style-name="Standard">
      <style:text-properties fo:font-size="16pt" officeooo:rsid="008ce5f9" officeooo:paragraph-rsid="00787c3e" style:font-size-asian="16pt" style:font-size-complex="16pt"/>
    </style:style>
    <style:style style:name="P38" style:family="paragraph" style:parent-style-name="Standard">
      <style:text-properties fo:font-size="16pt" officeooo:rsid="001dc4c5" officeooo:paragraph-rsid="001dc4c5" style:font-size-asian="16pt" style:font-size-complex="16pt"/>
    </style:style>
    <style:style style:name="P39" style:family="paragraph" style:parent-style-name="Standard">
      <style:text-properties fo:font-size="16pt" fo:font-weight="normal" officeooo:rsid="00bc3c1f" officeooo:paragraph-rsid="00bc3c1f" style:font-size-asian="16pt" style:font-weight-asian="normal" style:font-size-complex="16pt" style:font-weight-complex="normal"/>
    </style:style>
    <style:style style:name="T1" style:family="text">
      <style:text-properties officeooo:rsid="0026d33c"/>
    </style:style>
    <style:style style:name="T2" style:family="text">
      <style:text-properties officeooo:rsid="0028beb1"/>
    </style:style>
    <style:style style:name="T3" style:family="text">
      <style:text-properties officeooo:rsid="0028c99c"/>
    </style:style>
    <style:style style:name="T4" style:family="text">
      <style:text-properties officeooo:rsid="002d7377"/>
    </style:style>
    <style:style style:name="T5" style:family="text">
      <style:text-properties officeooo:rsid="002ebf2b"/>
    </style:style>
    <style:style style:name="T6" style:family="text">
      <style:text-properties officeooo:rsid="002ffad6"/>
    </style:style>
    <style:style style:name="T7" style:family="text">
      <style:text-properties officeooo:rsid="0036d31e"/>
    </style:style>
    <style:style style:name="T8" style:family="text">
      <style:text-properties officeooo:rsid="0039acf9"/>
    </style:style>
    <style:style style:name="T9" style:family="text">
      <style:text-properties officeooo:rsid="003bf6b6"/>
    </style:style>
    <style:style style:name="T10" style:family="text">
      <style:text-properties fo:font-weight="bold" officeooo:rsid="0036d31e" style:font-weight-asian="bold" style:font-weight-complex="bold"/>
    </style:style>
    <style:style style:name="T11" style:family="text">
      <style:text-properties officeooo:rsid="0048e2fd"/>
    </style:style>
    <style:style style:name="T12" style:family="text">
      <style:text-properties officeooo:rsid="004aed61"/>
    </style:style>
    <style:style style:name="T13" style:family="text">
      <style:text-properties officeooo:rsid="004cd224"/>
    </style:style>
    <style:style style:name="T14" style:family="text">
      <style:text-properties officeooo:rsid="0052783e"/>
    </style:style>
    <style:style style:name="T15" style:family="text">
      <style:text-properties officeooo:rsid="005b1cf2"/>
    </style:style>
    <style:style style:name="T16" style:family="text">
      <style:text-properties officeooo:rsid="0061e6e2"/>
    </style:style>
    <style:style style:name="T17" style:family="text">
      <style:text-properties officeooo:rsid="00622fa3"/>
    </style:style>
    <style:style style:name="T18" style:family="text">
      <style:text-properties officeooo:rsid="0067c246"/>
    </style:style>
    <style:style style:name="T19" style:family="text">
      <style:text-properties officeooo:rsid="006977ba"/>
    </style:style>
    <style:style style:name="T20" style:family="text">
      <style:text-properties officeooo:rsid="0073015b"/>
    </style:style>
    <style:style style:name="T21" style:family="text">
      <style:text-properties officeooo:rsid="00787c3e"/>
    </style:style>
    <style:style style:name="T22" style:family="text">
      <style:text-properties officeooo:rsid="007bcdc9"/>
    </style:style>
    <style:style style:name="T23" style:family="text">
      <style:text-properties officeooo:rsid="007c3a8d"/>
    </style:style>
    <style:style style:name="T24" style:family="text">
      <style:text-properties officeooo:rsid="007cb793"/>
    </style:style>
    <style:style style:name="T25" style:family="text">
      <style:text-properties officeooo:rsid="007f0fe0"/>
    </style:style>
    <style:style style:name="T26" style:family="text">
      <style:text-properties officeooo:rsid="008061c3"/>
    </style:style>
    <style:style style:name="T27" style:family="text">
      <style:text-properties officeooo:rsid="00844cd4"/>
    </style:style>
    <style:style style:name="T28" style:family="text">
      <style:text-properties officeooo:rsid="00848342"/>
    </style:style>
    <style:style style:name="T29" style:family="text">
      <style:text-properties officeooo:rsid="0087f56a"/>
    </style:style>
    <style:style style:name="T30" style:family="text">
      <style:text-properties officeooo:rsid="00891fac"/>
    </style:style>
    <style:style style:name="T31" style:family="text">
      <style:text-properties officeooo:rsid="008a9b93"/>
    </style:style>
    <style:style style:name="T32" style:family="text">
      <style:text-properties fo:font-style="normal" officeooo:rsid="0028beb1" style:font-style-asian="normal" style:font-style-complex="normal"/>
    </style:style>
    <style:style style:name="T33" style:family="text">
      <style:text-properties fo:font-style="normal" officeooo:rsid="0090c864" style:font-style-asian="normal" style:font-style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28beb1" style:font-style-asian="italic" style:font-style-complex="italic"/>
    </style:style>
    <style:style style:name="T36" style:family="text">
      <style:text-properties fo:font-style="italic" officeooo:rsid="004cd224" style:font-style-asian="italic" style:font-style-complex="italic"/>
    </style:style>
    <style:style style:name="T37" style:family="text">
      <style:text-properties fo:font-style="italic" officeooo:rsid="00a09479" style:font-style-asian="italic" style:font-style-complex="italic"/>
    </style:style>
    <style:style style:name="T38" style:family="text">
      <style:text-properties fo:font-style="italic" officeooo:rsid="00a220d5" style:font-style-asian="italic" style:font-style-complex="italic"/>
    </style:style>
    <style:style style:name="T39" style:family="text">
      <style:text-properties fo:font-style="italic" officeooo:rsid="005b1cf2" style:font-style-asian="italic" style:font-style-complex="italic"/>
    </style:style>
    <style:style style:name="T40" style:family="text">
      <style:text-properties fo:font-style="italic" officeooo:rsid="0067c246" style:font-style-asian="italic" style:font-style-complex="italic"/>
    </style:style>
    <style:style style:name="T41" style:family="text">
      <style:text-properties fo:font-style="italic" officeooo:rsid="00af3396" style:font-style-asian="italic" style:font-style-complex="italic"/>
    </style:style>
    <style:style style:name="T42" style:family="text">
      <style:text-properties fo:font-style="italic" officeooo:rsid="0073015b" style:font-style-asian="italic" style:font-style-complex="italic"/>
    </style:style>
    <style:style style:name="T43" style:family="text">
      <style:text-properties fo:font-style="italic" officeooo:rsid="00b6ac61" style:font-style-asian="italic" style:font-style-complex="italic"/>
    </style:style>
    <style:style style:name="T44" style:family="text">
      <style:text-properties fo:font-style="italic" officeooo:rsid="00b9754e" style:font-style-asian="italic" style:font-style-complex="italic"/>
    </style:style>
    <style:style style:name="T45" style:family="text">
      <style:text-properties officeooo:rsid="00acd3b0"/>
    </style:style>
    <style:style style:name="T46" style:family="text">
      <style:text-properties officeooo:rsid="00b4cdba"/>
    </style:style>
    <style:style style:name="T47" style:family="text">
      <style:text-properties officeooo:rsid="00b6ac61"/>
    </style:style>
    <style:style style:name="T48" style:family="text">
      <style:text-properties officeooo:rsid="00b81fe4"/>
    </style:style>
    <style:style style:name="T49" style:family="text">
      <style:text-properties officeooo:rsid="00b9754e"/>
    </style:style>
    <style:style style:name="T50" style:family="text">
      <style:text-properties officeooo:rsid="00bce7d8"/>
    </style:style>
    <style:style style:name="T51" style:family="text">
      <style:text-properties fo:font-weight="normal" officeooo:rsid="00bce7d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Általános Szerződési Feltételek <text:span text:style-name="T51">(2020.03.15-től érvényben)</text:span></text:p>
      <text:p text:style-name="P7"/>
      <text:p text:style-name="P7"/>
      <text:p text:style-name="P7"/>
      <text:p text:style-name="P34">Jelen Általános Szerződési Feltételek, a továbbiakban <text:span text:style-name="T34">ÁSZF</text:span> minden olyan szerződésre vonatkozik, amely létrejött Papp Ferenc adószámmal rendelkező magánszemély, a továbbiakban <text:span text:style-name="T34">Webfejlesztő</text:span>, és a vele szerződésben álló fél, továbbiakban <text:span text:style-name="T34">Megrendelő</text:span> között.</text:p>
      <text:p text:style-name="P8"/>
      <text:p text:style-name="P1"><text:span text:style-name="T1">1. A vállalt eredmények</text:span>:</text:p>
      <text:p text:style-name="P9"/>
      <text:p text:style-name="P25">1.1: <text:span text:style-name="T2">A „megbízás teljesítése”</text:span><text:span text:style-name="T32"> alatt a </text:span><text:span text:style-name="T33">Webfejlesztő a </text:span><text:span text:style-name="T32">következő lépések elvégzését vállal</text:span><text:span text:style-name="T33">ja</text:span><text:span text:style-name="T32">:</text:span></text:p>
      <text:p text:style-name="P10">- A <text:span text:style-name="T41">Fejlesztési S</text:span><text:span text:style-name="T34">pecifikáció</text:span>ban vállalt összes funkció maradéktalan lefejlesztés<text:span text:style-name="T11">e</text:span></text:p>
      <text:p text:style-name="P10">- <text:span text:style-name="T19">A GDPR sütikezelési tájékoztatójának elkészítése és beüzemelése (a személyes adatok kezelésének részletese a 3-as pontban olvasható)</text:span></text:p>
      <text:p text:style-name="P10">- A lefejlesztett funkciók <text:span text:style-name="T31">le</text:span>tesztelés<text:span text:style-name="T12">e</text:span></text:p>
      <text:p text:style-name="P10">- A beüzemelés<text:span text:style-name="T3">i</text:span> <text:span text:style-name="T2">jegyzőkönyv készítése részletes leírással a webszerver üzemeltetője, továbbiakban </text:span><text:span text:style-name="T35">Üzemeltető</text:span><text:span text:style-name="T2"> részére, ami tartalmazza a webszerveren futó parancsértelmező (php) és adatbázis-szerver (MySQL) verzióját, a szükséges fájl- és könyvtárszintű jogosultságok beállítását, valamint a program működéséhez szükséges (de a program részét nem képező) fájlok (pl. a titkosítókulcs) helyét és fájlszintű jogosultsági követelményét</text:span></text:p>
      <text:p text:style-name="P10">- <text:span text:style-name="T5">A beüzemelést követő 1 hónapban a specifikációban leírt működéstől eltérő, rossz működések megjavítása olyanra, ami a specifikációban szerepel</text:span></text:p>
      <text:p text:style-name="P10">- <text:span text:style-name="T8">Az elkészített szoftver forráskódjának a megrendelő részére elküldése, vagy a webtárhelyre való feltöltése</text:span></text:p>
      <text:p text:style-name="P10">- <text:span text:style-name="T9">Segítségnyújtás a beüzemelésben, hiba esetén a hiba helyének megállapítása, a Webfejlesztő hatáskörébe tartozó problémák elhárítása (pl. konfigurációk elvégzése)</text:span></text:p>
      <text:p text:style-name="P10">- <text:span text:style-name="T13">Minden olyan beüzemelési munka elvégzése, amit a tárhelyen a </text:span><text:span text:style-name="T36">Webfejlesztő</text:span><text:span text:style-name="T13"> az </text:span><text:span text:style-name="T36">Üzemeltető</text:span><text:span text:style-name="T13"> által a rendelkezésére bocsátott jogosultságokkal elvégezhető</text:span></text:p>
      <text:p text:style-name="P10"/>
      <text:p text:style-name="P26">1.2: <text:span text:style-name="T7">A megbízás teljesítése során és azt követően a Webfejlesztő </text:span><text:span text:style-name="T10">nem</text:span><text:span text:style-name="T7"> vállalja az alábbiakat</text:span>:</text:p>
      <text:p text:style-name="P11"><text:soft-page-break/>- A beüzemelés során a webszerver konfigurálása, fájlszintű jogosultságok beállítása, <text:span text:style-name="T13">ha azokhoz a webtárhely-hozzáférés nem biztosít elegendő jogosultságot a számára (Ilyen esetben a </text:span><text:span text:style-name="T36">Megrendelő</text:span><text:span text:style-name="T13">vel kapcsolatban álló </text:span><text:span text:style-name="T36">Üzemeltető</text:span><text:span text:style-name="T13"> fog tudni segíteni, lásd 1.1 felsorolás 4. eleme)</text:span></text:p>
      <text:p text:style-name="P11">- <text:span text:style-name="T4">A más keretrendszerek, vagy korábbi, más webfejlesztő által beüzemelt forráskódok felhasználása, hiányosságainak, hibáinak megjavítása.</text:span></text:p>
      <text:p text:style-name="P11">- <text:span text:style-name="T6">A megrendelő által elfogadott specifikáció későbbi módosítása</text:span></text:p>
      <text:p text:style-name="P11">- <text:span text:style-name="T16">A specifikáció elfogadását követően kialakuló újabb igények teljesítése külön megállapodás nélkül</text:span></text:p>
      <text:p text:style-name="P11"/>
      <text:p text:style-name="P2">2. A fejlesztési munka elvégzését (az elkészített weboldal átvételét) követően felmerülő hibák <text:span text:style-name="T14">javítása</text:span></text:p>
      <text:p text:style-name="P12"/>
      <text:p text:style-name="P13">2.1: A hibák rossz működések, amik a <text:span text:style-name="T37">Webf</text:span><text:span text:style-name="T34">ejlesztő</text:span>nél a program tesztelése során nem jelentkeztek, de a <text:span text:style-name="T38">Megrendelő</text:span> észleli azokat. Ilyen lehet pl. egy speciális karaktereket tartalmazó szöveg, egy tesztelés alatt használttól eltérő verziójú, esetleg hibás feltöltött <text:span text:style-name="T45">E</text:span>xcel-fájl, más böngésző-verzió, vagy más böngésző alatt máshogyan viselkedő gomb, vagy még rengeteg hibalehetőség létezhet.</text:p>
      <text:p text:style-name="P13"/>
      <text:p text:style-name="P14"><text:span text:style-name="T17">2.2: </text:span>A megrendelőnek a weboldal átadását követően meg kell győződnie arról, hogy minden funkció megfelelően működik. <text:span text:style-name="T15">Bármilyen hibának vagy specifikációban szereplő funkció hiányosságnak a jelzésére a </text:span><text:span text:style-name="T39">Megrendelő</text:span><text:span text:style-name="T15">nek az elkészített weboldal beüzemelési napját követően 30 nap áll a rendelkezésére. Ennek a garanciális időszaknak az elteltével a </text:span><text:span text:style-name="T39">Megrendelő</text:span><text:span text:style-name="T15">nek még mindig van lehetősége a korábban bejelentett hiba javításának nem elfogadására, de újabbak jelzését a </text:span><text:span text:style-name="T39">Webfejlesztő</text:span><text:span text:style-name="T15"> már nem fogadja el.</text:span></text:p>
      <text:p text:style-name="P14"/>
      <text:p text:style-name="P3">3. A weboldal<text:span text:style-name="T22">on</text:span> <text:span text:style-name="T21">kötelezően megjelenítendő dokumentumok</text:span></text:p>
      <text:p text:style-name="P15"/>
      <text:p text:style-name="P16">3.1: A sütik ha<text:span text:style-name="T18">sználatára vonatkozó tájékoztató a beüzemeléskori valóságot fogja tartalmazni. Amennyiben a későbbiekben további fejlesztésre kap egy másik fejlesztő megbízást, az új működés miatt esetlegesen elavult szövegért a </text:span><text:span text:style-name="T40">Webfejlesztő</text:span><text:span text:style-name="T18"> semmilyen felelősséget nem vállal.</text:span></text:p>
      <text:p text:style-name="P16"/>
      <text:p text:style-name="P35">3.2: <text:span text:style-name="T20">A </text:span><text:span text:style-name="T42">Webfejlesztő</text:span><text:span text:style-name="T20"> vállalja, hogy az Adatkezelési tájékoztatónak a weboldal működésére vonatkozó részét elkészíti, és a </text:span><text:span text:style-name="T42">Megrendelő</text:span><text:span text:style-name="T20"> részére </text:span><text:soft-page-break/><text:span text:style-name="T20">átadja, majd a </text:span><text:span text:style-name="T42">Megrendelő</text:span><text:span text:style-name="T20"> által véglegesre alakított változatot a weboldalra implementálja. </text:span></text:p>
      <text:p text:style-name="P17"/>
      <text:p text:style-name="P36">3.3: A <text:span text:style-name="T46">F</text:span>elhasználási feltételek elkészítése <text:span text:style-name="T48">teljes egészében </text:span>a <text:span text:style-name="T43">M</text:span><text:span text:style-name="T34">egrendelő</text:span> feladata, <text:span text:style-name="T49">ha</text:span> az elkészült változatot <text:span text:style-name="T49">a </text:span><text:span text:style-name="T44">Webfejlesztő</text:span><text:span text:style-name="T49">nek átadja, akkor azt a </text:span><text:span text:style-name="T44">Webfejlesztő</text:span> a <text:span text:style-name="T20">weboldalra implementálja. </text:span></text:p>
      <text:p text:style-name="P18"/>
      <text:p text:style-name="P37"/>
      <text:p text:style-name="P24"/>
      <text:p text:style-name="P39">Készült:</text:p>
      <text:p text:style-name="P39"/>
      <text:p text:style-name="P39">Budapest, 2020.03.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1:38:14.792584132</meta:creation-date>
    <dc:date>2020-03-15T20:21:41.831960787</dc:date>
    <meta:editing-duration>PT3H1M15S</meta:editing-duration>
    <meta:editing-cycles>159</meta:editing-cycles>
    <meta:generator>LibreOffice/6.0.7.3$Linux_X86_64 LibreOffice_project/00m0$Build-3</meta:generator>
    <meta:document-statistic meta:table-count="0" meta:image-count="0" meta:object-count="0" meta:page-count="3" meta:paragraph-count="26" meta:word-count="514" meta:character-count="4110" meta:non-whitespace-character-count="3620"/>
  </office:meta>
</office:document-meta>
</file>